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1cm" fo:margin-right="-0.004cm" fo:line-height="150%" fo:text-align="justify" style:justify-single-word="false" fo:text-indent="-1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1cm" fo:margin-right="-0.004cm" fo:text-align="justify" style:justify-single-word="false" fo:text-indent="-1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7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8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name-asian="Courier New1" style:font-weight-asian="bold" style:font-name-complex="Courier New1"/>
    </style:style>
    <style:style style:name="T11" style:family="text">
      <style:text-properties style:text-underline-style="solid" style:text-underline-width="auto" style:text-underline-color="font-color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%#include </text:span><text:span text:style-name="T10">enTetesDecisionRFM</text:span><text:span text:style-name="T9">#%</text:span></text:p>
      <text:p text:style-name="P6"/>
      <text:p text:style-name="P1">%=OBJET=%</text:p>
      <text:p text:style-name="P1">%=DOSSIER=%</text:p>
      <text:p text:style-name="P2"/>
      <text:p text:style-name="P2"/>
      <text:p text:style-name="P2">%=TITRE=%</text:p>
      <text:p text:style-name="P2"/>
      <text:p text:style-name="P2">%=RECU=%</text:p>
      <text:p text:style-name="P2"/>
      <text:p text:style-name="P2">%=MANQUANT=%</text:p>
      <text:p text:style-name="P2"/>
      <text:p text:style-name="P4"><draw:control text:anchor-type="as-char" draw:z-index="0" draw:style-name="gr1" draw:text-style-name="P10" svg:width="0.318cm" svg:height="0.318cm" draw:control="control1"/><text:tab/>%=QUESTIONNAIRE=%</text:p>
      <text:p text:style-name="P4"><draw:control text:anchor-type="as-char" draw:z-index="1" draw:style-name="gr1" draw:text-style-name="P10" svg:width="0.318cm" svg:height="0.318cm" draw:control="control2"/><text:tab/>%=RADIO=%</text:p>
      <text:p text:style-name="P4"><draw:control text:anchor-type="as-char" draw:z-index="2" draw:style-name="gr1" draw:text-style-name="P10" svg:width="0.318cm" svg:height="0.318cm" draw:control="control3"/><text:tab/>%=LABO=%</text:p>
      <text:p text:style-name="P4"><draw:control text:anchor-type="as-char" draw:z-index="3" draw:style-name="gr1" draw:text-style-name="P10" svg:width="0.318cm" svg:height="0.318cm" draw:control="control4"/><text:tab/>%=MOTIFS=%</text:p>
      <text:p text:style-name="P4"><draw:control text:anchor-type="as-char" draw:z-index="4" draw:style-name="gr1" draw:text-style-name="P10" svg:width="0.318cm" svg:height="0.318cm" draw:control="control5"/><text:tab/>%=DIAGNOSTIQUE=%</text:p>
      <text:p text:style-name="P7"><draw:control text:anchor-type="as-char" draw:z-index="5" draw:style-name="gr1" draw:text-style-name="P10" svg:width="0.318cm" svg:height="0.318cm" draw:control="control6"/><text:tab/>%=MODELE=%</text:p>
      <text:p text:style-name="P8"><draw:control text:anchor-type="as-char" draw:z-index="6" draw:style-name="gr1" draw:text-style-name="P10" svg:width="0.318cm" svg:height="0.318cm" draw:control="control7"/><text:tab/>%=GRAVITE=%</text:p>
      <text:p text:style-name="P8"/>
      <text:p text:style-name="P2">%=SALUTATIONS=%</text:p>
      <text:p text:style-name="P2"/>
      <text:p text:style-name="P2"/>
      <text:p text:style-name="P9"><text:tab/><text:span text:style-name="T7">%#</text:span><text:span text:style-name="T8">include <text:s/>signatureRFM</text:span><text:span text:style-name="T7">#%</text:span></text:p>
      <text:p text:style-name="P2"/>
      <text:p text:style-name="P2"/>
      <text:p text:style-name="P3"><text:span text:style-name="T11">%=ANNEXE=%</text:span>:<text:tab/>- %=QUESTIONS=%</text:p>
      <text:p text:style-name="P3"><text:tab/>- %=LISTE=%</text:p>
      <text:p text:style-name="P3"><text:span text:style-name="T11">%=COPIE=%</text:span>: <text:tab/>- 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20T09:01:00</meta:creation-date>
    <dc:date>2014-06-30T10:26:51.24</dc:date>
    <meta:print-date>2009-04-24T14:28:00</meta:print-date>
    <meta:editing-cycles>17</meta:editing-cycles>
    <meta:editing-duration>PT2H29M20S</meta:editing-duration>
    <meta:document-statistic meta:table-count="0" meta:image-count="0" meta:object-count="0" meta:page-count="1" meta:paragraph-count="18" meta:word-count="25" meta:character-count="280"/>
    <meta:user-defined meta:name="Info 1"/>
    <meta:user-defined meta:name="Info 2"/>
    <meta:user-defined meta:name="Info 3"/>
    <meta:user-defined meta:name="Info 4"/>
    <meta:user-defined meta:name="_AdHocReviewCycleID" meta:value-type="string">100555089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